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044f2" officeooo:paragraph-rsid="141044f2"/>
    </style:style>
    <style:style style:name="P52" style:family="paragraph" style:parent-style-name="Text_20_body">
      <style:text-properties officeooo:rsid="14121256" officeooo:paragraph-rsid="14121256"/>
    </style:style>
    <style:style style:name="P53" style:family="paragraph" style:parent-style-name="Standard">
      <style:paragraph-properties fo:text-align="center" style:justify-single-word="false"/>
      <style:text-properties officeooo:rsid="057aae1d" officeooo:paragraph-rsid="057aae1d"/>
    </style:style>
    <style:style style:name="P54"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5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6"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57"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58"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59"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60"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61" style:family="paragraph" style:parent-style-name="Standard">
      <style:paragraph-properties fo:orphans="2" fo:widows="2"/>
    </style:style>
    <style:style style:name="P62" style:family="paragraph" style:parent-style-name="Example_20_Header">
      <style:text-properties officeooo:paragraph-rsid="0ce95318"/>
    </style:style>
    <style:style style:name="P63" style:family="paragraph" style:parent-style-name="Standard">
      <style:paragraph-properties fo:text-align="center" style:justify-single-word="false" fo:break-before="page"/>
    </style:style>
    <style:style style:name="P64" style:family="paragraph" style:parent-style-name="Contents_20_2">
      <style:paragraph-properties>
        <style:tab-stops>
          <style:tab-stop style:position="14.801cm" style:type="right" style:leader-style="dotted" style:leader-text="."/>
        </style:tab-stops>
      </style:paragraph-properties>
    </style:style>
    <style:style style:name="P65" style:family="paragraph" style:parent-style-name="Contents_20_1">
      <style:paragraph-properties>
        <style:tab-stops>
          <style:tab-stop style:position="14.801cm" style:type="right" style:leader-style="dotted" style:leader-text="."/>
        </style:tab-stops>
      </style:paragraph-properties>
    </style:style>
    <style:style style:name="P66"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67" style:family="paragraph" style:parent-style-name="Standard">
      <style:paragraph-properties fo:margin-left="0cm" fo:margin-right="0cm" fo:orphans="2" fo:widows="2" fo:text-indent="0cm" style:auto-text-indent="false"/>
    </style:style>
    <style:style style:name="P68" style:family="paragraph" style:parent-style-name="Heading_20_1">
      <style:text-properties officeooo:rsid="141044f2" officeooo:paragraph-rsid="141044f2"/>
    </style:style>
    <style:style style:name="P69" style:family="paragraph" style:parent-style-name="Heading_20_1">
      <style:text-properties officeooo:rsid="13df15a4" officeooo:paragraph-rsid="13df15a4"/>
    </style:style>
    <style:style style:name="P70" style:family="paragraph" style:parent-style-name="Heading_20_1">
      <style:paragraph-properties fo:break-before="page"/>
      <style:text-properties officeooo:paragraph-rsid="14131a0f"/>
    </style:style>
    <style:style style:name="P71" style:family="paragraph" style:parent-style-name="Example" style:list-style-name="L8">
      <style:text-properties fo:language="cs" fo:country="CZ" officeooo:rsid="138f0839" officeooo:paragraph-rsid="13e3ee87"/>
    </style:style>
    <style:style style:name="P72" style:family="paragraph" style:parent-style-name="Heading_20_4">
      <style:text-properties officeooo:rsid="13275056" officeooo:paragraph-rsid="133cc765"/>
    </style:style>
    <style:style style:name="P73" style:family="paragraph" style:parent-style-name="Heading_20_4">
      <style:text-properties officeooo:rsid="14121256" officeooo:paragraph-rsid="14121256"/>
    </style:style>
    <style:style style:name="P74" style:family="paragraph" style:parent-style-name="Heading_20_4">
      <style:text-properties officeooo:rsid="14028ae5" officeooo:paragraph-rsid="14028ae5"/>
    </style:style>
    <style:style style:name="P75" style:family="paragraph" style:parent-style-name="Heading_20_2">
      <style:text-properties officeooo:rsid="127e6672" officeooo:paragraph-rsid="127e6672"/>
    </style:style>
    <style:style style:name="P76" style:family="paragraph" style:parent-style-name="Heading_20_2">
      <style:paragraph-properties>
        <style:tab-stops>
          <style:tab-stop style:position="5.743cm"/>
        </style:tab-stops>
      </style:paragraph-properties>
    </style:style>
    <style:style style:name="P77" style:family="paragraph" style:parent-style-name="Heading_20_2">
      <style:text-properties officeooo:rsid="13f32b71" officeooo:paragraph-rsid="13f32b71"/>
    </style:style>
    <style:style style:name="P78" style:family="paragraph" style:parent-style-name="Heading_20_3">
      <style:text-properties officeooo:paragraph-rsid="13546064"/>
    </style:style>
    <style:style style:name="P79" style:family="paragraph" style:parent-style-name="Text_20_body" style:master-page-name="Standard">
      <style:paragraph-properties style:page-number="auto"/>
      <style:text-properties officeooo:rsid="0f755768" officeooo:paragraph-rsid="0f755768"/>
    </style:style>
    <style:style style:name="P80" style:family="paragraph" style:parent-style-name="Text_20_body" style:list-style-name="L1">
      <style:text-properties officeooo:rsid="0f8bae9a" officeooo:paragraph-rsid="0f8ca85c"/>
    </style:style>
    <style:style style:name="P81" style:family="paragraph" style:parent-style-name="Text_20_body" style:list-style-name="L1">
      <style:text-properties officeooo:rsid="0f8ca85c" officeooo:paragraph-rsid="0f8ca85c"/>
    </style:style>
    <style:style style:name="P82" style:family="paragraph" style:parent-style-name="Text_20_body" style:list-style-name="L2">
      <style:text-properties officeooo:rsid="0f9f91e2" officeooo:paragraph-rsid="0f9f91e2"/>
    </style:style>
    <style:style style:name="P83" style:family="paragraph" style:parent-style-name="Text_20_body" style:list-style-name="L3">
      <style:text-properties officeooo:rsid="0f9f91e2" officeooo:paragraph-rsid="0f9f91e2"/>
    </style:style>
    <style:style style:name="P84" style:family="paragraph" style:parent-style-name="Text_20_body" style:list-style-name="L4">
      <style:text-properties officeooo:rsid="1323fcf7" officeooo:paragraph-rsid="1323fcf7"/>
    </style:style>
    <style:style style:name="P85" style:family="paragraph" style:parent-style-name="Text_20_body" style:list-style-name="L5">
      <style:text-properties officeooo:rsid="105f89da" officeooo:paragraph-rsid="127e6672"/>
    </style:style>
    <style:style style:name="P86" style:family="paragraph" style:parent-style-name="Text_20_body" style:list-style-name="L6">
      <style:text-properties officeooo:rsid="10862b32" officeooo:paragraph-rsid="127e6672"/>
    </style:style>
    <style:style style:name="P87" style:family="paragraph" style:parent-style-name="Text_20_body">
      <style:text-properties officeooo:rsid="14121256" officeooo:paragraph-rsid="14121256"/>
    </style:style>
    <style:style style:name="P88" style:family="paragraph" style:parent-style-name="Text_20_body" style:list-style-name="L7">
      <style:text-properties officeooo:rsid="1341ba4d" officeooo:paragraph-rsid="1341ba4d"/>
    </style:style>
    <style:style style:name="P89" style:family="paragraph" style:parent-style-name="Text_20_body" style:list-style-name="L7">
      <style:text-properties officeooo:rsid="134f3260" officeooo:paragraph-rsid="134f3260"/>
    </style:style>
    <style:style style:name="P90" style:family="paragraph" style:parent-style-name="Text_20_body" style:list-style-name="L8">
      <style:text-properties fo:language="cs" fo:country="CZ" officeooo:rsid="13a4f18d" officeooo:paragraph-rsid="13df15a4"/>
    </style:style>
    <style:style style:name="P91" style:family="paragraph" style:parent-style-name="Text_20_body" style:list-style-name="L8">
      <style:text-properties fo:language="cs" fo:country="CZ" officeooo:rsid="138f0839" officeooo:paragraph-rsid="13e06bb4"/>
    </style:style>
    <style:style style:name="P92" style:family="paragraph" style:parent-style-name="Text_20_body" style:list-style-name="L8">
      <style:text-properties fo:language="cs" fo:country="CZ" officeooo:rsid="13bc587d" officeooo:paragraph-rsid="13df15a4"/>
    </style:style>
    <style:style style:name="P93" style:family="paragraph" style:parent-style-name="Text_20_body" style:list-style-name="L10">
      <style:text-properties fo:language="cs" fo:country="CZ" officeooo:rsid="13f4c7f8" officeooo:paragraph-rsid="13f4c7f8"/>
    </style:style>
    <style:style style:name="P94" style:family="paragraph" style:parent-style-name="Text_20_body" style:list-style-name="L10">
      <style:text-properties fo:language="cs" fo:country="CZ" officeooo:rsid="1408964e" officeooo:paragraph-rsid="1408964e"/>
    </style:style>
    <style:style style:name="P95" style:family="paragraph" style:parent-style-name="Text_20_body" style:list-style-name="L8">
      <style:text-properties officeooo:rsid="1373ca24" officeooo:paragraph-rsid="1373ca24"/>
    </style:style>
    <style:style style:name="P96" style:family="paragraph" style:parent-style-name="Text_20_body" style:list-style-name="L8">
      <style:text-properties officeooo:rsid="139b90fe" officeooo:paragraph-rsid="139b90fe"/>
    </style:style>
    <style:style style:name="P97" style:family="paragraph" style:parent-style-name="Text_20_body" style:list-style-name="L8">
      <style:text-properties officeooo:rsid="1374a9b5" officeooo:paragraph-rsid="1374a9b5"/>
    </style:style>
    <style:style style:name="P98" style:family="paragraph" style:parent-style-name="Text_20_body" style:list-style-name="L8">
      <style:text-properties officeooo:rsid="1397bbe4" officeooo:paragraph-rsid="1397bbe4"/>
    </style:style>
    <style:style style:name="P99" style:family="paragraph" style:parent-style-name="Text_20_body" style:list-style-name="L8">
      <style:text-properties officeooo:rsid="139a92e4" officeooo:paragraph-rsid="139a92e4"/>
    </style:style>
    <style:style style:name="P100" style:family="paragraph" style:parent-style-name="Text_20_body" style:list-style-name="L8">
      <style:text-properties officeooo:rsid="1363f2ac" officeooo:paragraph-rsid="1363f2ac"/>
    </style:style>
    <style:style style:name="P101" style:family="paragraph" style:parent-style-name="Text_20_body" style:list-style-name="L8">
      <style:text-properties officeooo:rsid="1375174b" officeooo:paragraph-rsid="1375174b"/>
    </style:style>
    <style:style style:name="P102" style:family="paragraph" style:parent-style-name="Text_20_body" style:list-style-name="L8">
      <style:text-properties officeooo:rsid="13643568" officeooo:paragraph-rsid="13643568"/>
    </style:style>
    <style:style style:name="P103" style:family="paragraph" style:parent-style-name="Text_20_body" style:list-style-name="L9">
      <style:text-properties officeooo:rsid="1377ee49" officeooo:paragraph-rsid="1377ee49"/>
    </style:style>
    <style:style style:name="P104" style:family="paragraph" style:parent-style-name="Text_20_body" style:list-style-name="L9">
      <style:text-properties officeooo:rsid="137f5f0d" officeooo:paragraph-rsid="137f5f0d"/>
    </style:style>
    <style:style style:name="P105" style:family="paragraph" style:parent-style-name="Text_20_body" style:list-style-name="L11">
      <style:text-properties officeooo:rsid="13cb2875" officeooo:paragraph-rsid="13cb2875"/>
    </style:style>
    <style:style style:name="P106" style:family="paragraph" style:parent-style-name="Text_20_body" style:list-style-name="L11">
      <style:text-properties officeooo:rsid="13cbeeaa" officeooo:paragraph-rsid="13cbeeaa"/>
    </style:style>
    <style:style style:name="P107" style:family="paragraph" style:parent-style-name="Text_20_body" style:list-style-name="L11">
      <style:text-properties officeooo:rsid="13cbeeaa" officeooo:paragraph-rsid="13cf1710"/>
    </style:style>
    <style:style style:name="P108" style:family="paragraph" style:parent-style-name="Text_20_body" style:list-style-name="L11">
      <style:text-properties officeooo:rsid="13d046ff" officeooo:paragraph-rsid="13d046ff"/>
    </style:style>
    <style:style style:name="P109" style:family="paragraph" style:parent-style-name="Text_20_body" style:list-style-name="L11">
      <style:text-properties officeooo:rsid="13d2a4ab" officeooo:paragraph-rsid="13d2a4ab"/>
    </style:style>
    <style:style style:name="P110" style:family="paragraph" style:parent-style-name="Text_20_body" style:list-style-name="L12">
      <style:text-properties officeooo:rsid="13567263" officeooo:paragraph-rsid="13546064"/>
    </style:style>
    <style:style style:name="P111" style:family="paragraph" style:parent-style-name="Text_20_body" style:list-style-name="L12">
      <style:text-properties officeooo:rsid="1358a46a" officeooo:paragraph-rsid="13546064"/>
    </style:style>
    <style:style style:name="P112" style:family="paragraph" style:parent-style-name="Text_20_body" style:list-style-name="L12">
      <style:text-properties officeooo:rsid="1359b70e" officeooo:paragraph-rsid="13546064"/>
    </style:style>
    <style:style style:name="P113" style:family="paragraph" style:parent-style-name="Text_20_body" style:list-style-name="L12">
      <style:text-properties officeooo:rsid="135d0214" officeooo:paragraph-rsid="13546064"/>
    </style:style>
    <style:style style:name="P114" style:family="paragraph" style:parent-style-name="Text_20_body" style:list-style-name="L13">
      <style:text-properties officeooo:rsid="139be3da" officeooo:paragraph-rsid="139be3da"/>
    </style:style>
    <style:style style:name="P115" style:family="paragraph" style:parent-style-name="Text_20_body" style:list-style-name="L13">
      <style:text-properties officeooo:rsid="139ff234" officeooo:paragraph-rsid="139be3da"/>
    </style:style>
    <style:style style:name="P116" style:family="paragraph" style:parent-style-name="Text_20_body" style:list-style-name="L13">
      <style:text-properties officeooo:rsid="139ff234" officeooo:paragraph-rsid="139ff234"/>
    </style:style>
    <style:style style:name="P117" style:family="paragraph" style:parent-style-name="Text_20_body">
      <style:text-properties officeooo:rsid="14131a0f" officeooo:paragraph-rsid="14131a0f"/>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31a0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Text_20_body"/>
      <text:p text:style-name="Text_20_body"/>
      <text:p text:style-name="P54">Dakara</text:p>
      <text:p text:style-name="P53"/>
      <text:p text:style-name="P53"/>
      <text:p text:style-name="P56">Dungeoncrawl</text:p>
      <text:p text:style-name="P55"/>
      <text:p text:style-name="P57">Setting</text:p>
      <text:p text:style-name="P55"/>
      <text:p text:style-name="P55"/>
      <text:p text:style-name="P55"/>
      <text:p text:style-name="P55"/>
      <text:p text:style-name="P58"/>
      <text:p text:style-name="P1"/>
      <text:p text:style-name="P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5"><text:a xlink:type="simple" xlink:href="#__RefHeading___Toc14466_3223281266" text:style-name="Internet_20_link" text:visited-style-name="Internet_20_link">Staré říše Řádu a Chaosu</text:a><text:tab/>4</text:p>
          <text:p text:style-name="P64"><text:a xlink:type="simple" xlink:href="#__RefHeading___Toc183_3598193345" text:style-name="Internet_20_link" text:visited-style-name="Internet_20_link">Proč staré říše zanikly?</text:a><text:tab/>4</text:p>
          <text:p text:style-name="P64"><text:a xlink:type="simple" xlink:href="#__RefHeading___Toc185_3598193345" text:style-name="Internet_20_link" text:visited-style-name="Internet_20_link">Dlouhověkost elfů a trpaslíků</text:a><text:tab/>5</text:p>
          <text:p text:style-name="P64"><text:a xlink:type="simple" xlink:href="#__RefHeading___Toc1281_909118251" text:style-name="Internet_20_link" text:visited-style-name="Internet_20_link">Jak je to s magickým posilováním</text:a><text:tab/>5</text:p>
          <text:p text:style-name="P65"><text:a xlink:type="simple" xlink:href="#__RefHeading___Toc1640_3317394773" text:style-name="Internet_20_link" text:visited-style-name="Internet_20_link">Geografie</text:a><text:tab/>5</text:p>
          <text:p text:style-name="P64"><text:a xlink:type="simple" xlink:href="#__RefHeading___Toc14468_3223281266" text:style-name="Internet_20_link" text:visited-style-name="Internet_20_link">Kolonie</text:a><text:tab/>5</text:p>
          <text:p text:style-name="P64"><text:a xlink:type="simple" xlink:href="#__RefHeading___Toc1642_3317394773" text:style-name="Internet_20_link" text:visited-style-name="Internet_20_link">Divočina</text:a><text:tab/>6</text:p>
          <text:p text:style-name="P64"><text:a xlink:type="simple" xlink:href="#__RefHeading___Toc1644_3317394773" text:style-name="Internet_20_link" text:visited-style-name="Internet_20_link">Lidská říše</text:a><text:tab/>6</text:p>
          <text:p text:style-name="P65"><text:a xlink:type="simple" xlink:href="#__RefHeading___Toc1646_3317394773" text:style-name="Internet_20_link" text:visited-style-name="Internet_20_link">Bestiář</text:a><text:tab/>7</text:p>
          <text:p text:style-name="P64"><text:a xlink:type="simple" xlink:href="#__RefHeading___Toc14470_3223281266" text:style-name="Internet_20_link" text:visited-style-name="Internet_20_link">Jak je to se summonováním a pod.</text:a><text:tab/>7</text:p>
          <text:p text:style-name="P64"><text:a xlink:type="simple" xlink:href="#__RefHeading___Toc14472_3223281266" text:style-name="Internet_20_link" text:visited-style-name="Internet_20_link">Přivolaní tvorové</text:a><text:tab/>8</text:p>
          <text:p text:style-name="P64"><text:a xlink:type="simple" xlink:href="#__RefHeading___Toc1293_909118251" text:style-name="Internet_20_link" text:visited-style-name="Internet_20_link">Démoni</text:a><text:tab/>9</text:p>
          <text:p text:style-name="P64"><text:a xlink:type="simple" xlink:href="#__RefHeading___Toc1648_3317394773" text:style-name="Internet_20_link" text:visited-style-name="Internet_20_link">Nemrtví</text:a><text:tab/>9</text:p>
          <text:p text:style-name="P65"><text:a xlink:type="simple" xlink:href="#__RefHeading___Toc14474_3223281266" text:style-name="Internet_20_link" text:visited-style-name="Internet_20_link">Mapy</text:a><text:tab/>13</text:p>
          <text:p text:style-name="P64"><text:a xlink:type="simple" xlink:href="#__RefHeading___Toc14476_3223281266" text:style-name="Internet_20_link" text:visited-style-name="Internet_20_link">První město</text:a><text:tab/>13</text:p>
          <text:p text:style-name="P65"><text:a xlink:type="simple" xlink:href="#__RefHeading___Toc14478_3223281266" text:style-name="Internet_20_link" text:visited-style-name="Internet_20_link">Říše</text:a><text:tab/>17</text:p>
          <text:p text:style-name="P65"><text:a xlink:type="simple" xlink:href="#__RefHeading___Toc14480_3223281266" text:style-name="Internet_20_link" text:visited-style-name="Internet_20_link">Vadora</text:a><text:tab/>18</text:p>
          <text:p text:style-name="P64"><text:a xlink:type="simple" xlink:href="#__RefHeading___Toc14482_3223281266" text:style-name="Internet_20_link" text:visited-style-name="Internet_20_link">Správa města</text:a><text:tab/>18</text:p>
          <text:p text:style-name="P64"><text:a xlink:type="simple" xlink:href="#__RefHeading___Toc14484_3223281266" text:style-name="Internet_20_link" text:visited-style-name="Internet_20_link">Slavnosti</text:a><text:tab/>21</text:p>
          <text:p text:style-name="P64"><text:a xlink:type="simple" xlink:href="#__RefHeading___Toc14486_3223281266" text:style-name="Internet_20_link" text:visited-style-name="Internet_20_link">Lokace</text:a><text:tab/>21</text:p>
        </text:index-body>
      </text:table-of-content>
      <text:p text:style-name="P62"/>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62"/>
      <text:h text:style-name="P70" text:outline-level="1"><text:span text:style-name="T84">IDEAS:</text:span></text:h>
      <text:p text:style-name="P117">-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3756927852" text:style-name="L1">
        <text:list-item>
          <text:p text:style-name="P80">Tohle je asi klíčovej motiv celého settingu.</text:p>
          <text:list>
            <text:list-item>
              <text:p text:style-name="P80"><text:span text:style-name="T3">P</text:span>ostavy by měly postupně odhalovat <text:span text:style-name="T3">různé magické zbraně, se kterými elfové a trpaslíci experimentovali – často to je převzaté od orků a tak.</text:span></text:p>
            </text:list-item>
            <text:list-item>
              <text:p text:style-name="P81">Dále zmínky o interních frakcích a opozici.</text:p>
            </text:list-item>
            <text:list-item>
              <text:p text:style-name="P81"><text:soft-page-break/>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444656078" text:style-name="L2">
        <text:list-item>
          <text:p text:style-name="P82"><text:span text:style-name="T76">power</text:span> crystal<text:span text:style-name="T6">s</text:span></text:p>
        </text:list-item>
      </text:list>
      <text:p text:style-name="P8">Chaos</text:p>
      <text:list xml:id="list3941301946" text:style-name="L3">
        <text:list-item>
          <text:p text:style-name="P83">krvavé rituály</text:p>
          <text:list>
            <text:list-item>
              <text:p text:style-name="P83">mutace <text:span text:style-name="T7">(možná ne vyloženě deformace a chapadla, ale spíš větší svaly, změna barvy kůže, krvavé oči… Celkově mnohem víc „feral“ vzezření).</text:span></text:p>
            </text:list-item>
            <text:list-item>
              <text:p text:style-name="P83">spojené s agresivitou, ztrátou schopnosti rozmnožování a <text:span text:style-name="T5">postupnou ztrátou příčetnosti</text:span></text:p>
            </text:list-item>
          </text:list>
        </text:list-item>
      </text:list>
      <text:h text:style-name="Heading_20_1" text:outline-level="1"><text:bookmark-start text:name="__RefHeading___Toc1640_3317394773"/><text:soft-page-break/>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451500235" text:style-name="L4">
        <text:list-item>
          <text:p text:style-name="P84">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75"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105348998" text:style-name="L5">
        <text:list-item>
          <text:p text:style-name="P85">Provinciím vládnou místodržící.</text:p>
        </text:list-item>
      </text:list>
      <text:p text:style-name="P13">Vesnicím říkat osady.</text:p>
      <text:p text:style-name="P13">Na kontinentu je hladomor <text:span text:style-name="T9">(války, sucha, povodně...)</text:span>, kolonie mají dodávat jídlo.</text:p>
      <text:p text:style-name="P14"><text:soft-page-break/>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1999310596" text:style-name="L6">
        <text:list-item>
          <text:p text:style-name="P86">Obchod, zejména námořní</text:p>
        </text:list-item>
        <text:list-item>
          <text:p text:style-name="P86">Piráti</text:p>
        </text:list-item>
      </text:list>
      <text:h text:style-name="Heading_20_1" text:outline-level="1"><text:bookmark-start text:name="__RefHeading___Toc14474_3223281266"/>Mapy<text:bookmark-end text:name="__RefHeading___Toc14474_3223281266"/></text:h>
      <text:h text:style-name="P76"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soft-page-break/><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text:soft-page-break/>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soft-page-break/><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72" text:outline-level="4"><text:span text:style-name="T29">+++</text:span>Varianta <text:span text:style-name="T26">11</text:span></text:h>
      <text:p text:style-name="P18">Bez předměstí:</text:p>
      <text:p text:style-name="P18"><text:soft-page-break/><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68" text:outline-level="1">Rasy</text:h>
      <text:h text:style-name="P73" text:outline-level="4">Obři</text:h>
      <text:p text:style-name="P52">Jsou ogři totéž co obři?</text:p>
      <text:p text:style-name="P52">- Možná dnešní obři jsou potomci dávných ogrů?</text:p>
      <text:p text:style-name="P52">(Asi by to tak být mělo, protože ta slova jsou velice podobná. )</text:p>
      <text:h text:style-name="Heading_20_4" text:outline-level="4">Trpaslíci</text:h>
      <text:p text:style-name="P51">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Říše<text:bookmark-end text:name="__RefHeading___Toc14478_3223281266"/></text:h>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text:soft-page-break/>Vojen<text:span text:style-name="T30">s</text:span>ké hodnosti</text:p>
      <text:list xml:id="list4053033695" text:style-name="L7">
        <text:list-item>
          <text:p text:style-name="P88">Stratég (vrchní velitel, ale v době po smrti dobyvatele by to mohl být i místodržící)</text:p>
        </text:list-item>
        <text:list-item>
          <text:p text:style-name="P89">Ilarch (velitel jednotky o 200 mužích)</text:p>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text:soft-page-break/>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60">- Říše vznikla tím, že Dórský král Filip dobyl většinu známého světa. Poroto se jí ostatně říká Dórská říše.</text:p>
      <text:p text:style-name="P67"/>
      <text:p text:style-name="P59">- Dórské království bylo hodně militantní, skoro všechno se točilo kolem armády, fyzických sportů, vozatajství a tak (vzor je starověká Makedonie).</text:p>
      <text:p text:style-name="P61"/>
      <text:p text:style-name="P59">-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66"/>
      <text:p text:style-name="P66"><text:soft-page-break/>-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69"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2241813960" text:style-name="L8">
        <text:list-item>
          <text:p text:style-name="P90"><text:span text:style-name="T69">Archon: </text:span>Di<text:span text:style-name="T60">á</text:span>ko<text:span text:style-name="T75">no</text:span>s</text:p>
          <text:list>
            <text:list-item>
              <text:p text:style-name="P91">má na starosti správu města</text:p>
            </text:list-item>
          </text:list>
        </text:list-item>
        <text:list-item>
          <text:p text:style-name="P92">Hierophant: <text:span text:style-name="T70">Ádrion</text:span></text:p>
          <text:list>
            <text:list-item>
              <text:p text:style-name="P91">má na starosti náboženství</text:p>
              <text:p text:style-name="P71"><text:soft-page-break/><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92">Stratég: <text:span text:style-name="T68">Doruvos</text:span></text:p>
          <text:list>
            <text:list-item>
              <text:p text:style-name="P91">velí armádě</text:p>
            </text:list-item>
          </text:list>
        </text:list-item>
      </text:list>
      <text:p text:style-name="P38"><text:span text:style-name="T73">Triarchové j</text:span>sou voleni senátem, vždy na 3 roky. Každý rok se volí jeden <text:span text:style-name="T55">z triarchů</text:span>.</text:p>
      <text:list xml:id="list173840899208622" text:continue-numbering="true" text:style-name="L8">
        <text:list-item>
          <text:p text:style-name="P95">Kandidát na <text:span text:style-name="T55">triarcha</text:span> nemusí být členem senátu, ale musí ho nějaký senátor navrhnout.</text:p>
          <text:list>
            <text:list-item>
              <text:p text:style-name="P96">Archon tradičně bývá senátor, Stratég <text:span text:style-name="T74">některý z velitelů armády</text:span> a Hierophant <text:span text:style-name="T74">někerý z kněží</text:span>.</text:p>
            </text:list-item>
          </text:list>
        </text:list-item>
        <text:list-item>
          <text:p text:style-name="P97"><text:span text:style-name="T55">Triarchové</text:span> soudí spory mezi senátory <text:span text:style-name="T56">(většinou hlasů)</text:span>.</text:p>
        </text:list-item>
        <text:list-item>
          <text:p text:style-name="P98">Pokud se triarchové na nějakém rozhodnutí shodnou, je považováno za platné. V opačném případě záležitost rozhodne senát.</text:p>
          <text:list>
            <text:list-item>
              <text:list>
                <text:list-item>
                  <text:p text:style-name="P99">I v případě shody musí triarchové rozhodnutí předložit senátu a vyslechnout si debatu (nehlasuje se, ale pokud dlouhodobě nebudou brát názory senátu <text:span text:style-name="T58">v potaz</text:span>, senát je může odvolat).</text:p>
                </text:list-item>
                <text:list-item>
                  <text:p text:style-name="P98">Týká se to i nových zákonů <text:span text:style-name="T57">(s výjimkou těch, které mění pravomoce senátu.</text:span></text:p>
                </text:list-item>
              </text:list>
            </text:list-item>
          </text:list>
        </text:list-item>
        <text:list-item>
          <text:p text:style-name="P100"><text:soft-page-break/><text:span text:style-name="T45">městský </text:span>senát</text:p>
          <text:list>
            <text:list-item>
              <text:p text:style-name="P101">Spory mezi <text:span text:style-name="T48">občany města</text:span> soudí pentarchy, což jsou náhodně vylosované pětičlenné skupiny senátorů.</text:p>
            </text:list-item>
          </text:list>
        </text:list-item>
        <text:list-item>
          <text:p text:style-name="P102"><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2936160741" text:style-name="L9">
        <text:list-item>
          <text:p text:style-name="P103">dělí se na cizince a rezidenty (rezidenti mají větší práva)</text:p>
        </text:list-item>
        <text:list-item>
          <text:p text:style-name="P104">soudí je soudci jmenovaní archonem pro městské záležitosti</text:p>
        </text:list-item>
      </text:list>
      <text:p text:style-name="P39"><text:soft-page-break/>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77" text:outline-level="2">Organizace a fakce</text:h>
      <text:h text:style-name="P74"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text:soft-page-break/>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1039881359" text:style-name="L10">
        <text:list-item>
          <text:p text:style-name="P93">V tavernách v trpaslické čtvrti se místo vína točí pivo.</text:p>
        </text:list-item>
        <text:list-item>
          <text:p text:style-name="P94">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3953983605" text:style-name="L11">
        <text:list-item>
          <text:p text:style-name="P105">Členové jsou obvykle děti aristokratů nebo bohatých kupců.</text:p>
          <text:list>
            <text:list-item>
              <text:p text:style-name="P106">Členství něco stojí (docela dost, řekněme jako živobytí měšťana) a dotyčný navíc nic neprodukuje.</text:p>
            </text:list-item>
          </text:list>
        </text:list-item>
        <text:list-item>
          <text:p text:style-name="P108">Mohou zde cvičit i ženy</text:p>
          <text:list>
            <text:list-item>
              <text:p text:style-name="P109"><text:soft-page-break/>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07">Atleti cvičí <text:span text:style-name="T64">a soutěží</text:span> nazí</text:p>
          <text:list>
            <text:list-item>
              <text:p text:style-name="P107"><text:span text:style-name="T63">Athletium je zvenčí uzavřené a v době cvičení po střeše chodí stráž</text:span>.</text:p>
            </text:list-item>
          </text:list>
        </text:list-item>
      </text:list>
      <text:h text:style-name="P78" text:outline-level="3">Filosofická <text:span text:style-name="T62">A</text:span>kademie</text:h>
      <text:p text:style-name="P36">Perdikova akademie.</text:p>
      <text:p text:style-name="P24"><text:span text:style-name="T41">+ přidružená k</text:span>nihovna</text:p>
      <text:list xml:id="list4277335317" text:style-name="L12">
        <text:list-item>
          <text:p text:style-name="P110">Filosofické debaty v Akademii jsou otevřené všem, nehledě na majetek a postavení.</text:p>
        </text:list-item>
        <text:list-item>
          <text:p text:style-name="P111">Studium v akademii si lze buď zaplatit, nebo odpracovat <text:span text:style-name="T36">(třeba jako písař)</text:span>.</text:p>
        </text:list-item>
        <text:list-item>
          <text:p text:style-name="P112">Mistry filosofické Akademie si obvykle najímají bohatí <text:s/>ob<text:span text:style-name="T37">c</text:span>hodníci a aristokraté na soukromou výuku svých dětí.</text:p>
        </text:list-item>
        <text:list-item>
          <text:p text:style-name="P113">Zbytek provoz Akademie je z financován z darů od města a od bohatých měšťanů.</text:p>
        </text:list-item>
      </text:list>
      <text:p text:style-name="P35">Zakladatel <text:span text:style-name="T61">a současný scholarchus</text:span>: Per<text:span text:style-name="T59">dikus</text:span></text:p>
      <text:list xml:id="list1220421012" text:style-name="L13">
        <text:list-item>
          <text:p text:style-name="P114">Stále žije a přednáší, je mu něco přes 60 let</text:p>
        </text:list-item>
        <text:list-item>
          <text:p text:style-name="P115">Je to příbuzný <text:span text:style-name="T66">Filipa Velikého</text:span></text:p>
          <text:list>
            <text:list-item>
              <text:p text:style-name="P116">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text:soft-page-break/>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2T17:35:33.776000000</dc:date>
    <meta:print-date>2113-01-01T00:00:00</meta:print-date>
    <meta:editing-cycles>10105</meta:editing-cycles>
    <meta:editing-duration>P31DT6H41M40S</meta:editing-duration>
    <meta:generator>LibreOffice/5.3.2.2$Windows_X86_64 LibreOffice_project/6cd4f1ef626f15116896b1d8e1398b56da0d0ee1</meta:generator>
    <meta:document-statistic meta:table-count="0" meta:image-count="0" meta:object-count="0" meta:page-count="20" meta:paragraph-count="240" meta:word-count="2031" meta:character-count="16247" meta:non-whitespace-character-count="14481"/>
  </office:meta>
</office:document-meta>
</file>